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/>
    </style:style>
    <style:style style:name="T1" style:family="text">
      <style:text-properties fo:color="#0033b3"/>
    </style:style>
    <style:style style:name="T2" style:family="text">
      <style:text-properties fo:color="#0033b3" style:font-name="JetBrains Mono"/>
    </style:style>
    <style:style style:name="T3" style:family="text">
      <style:text-properties fo:color="#000000"/>
    </style:style>
    <style:style style:name="T4" style:family="text">
      <style:text-properties fo:color="#000000" style:font-name="JetBrains Mono"/>
    </style:style>
    <style:style style:name="T5" style:family="text">
      <style:text-properties fo:font-style="italic"/>
    </style:style>
    <style:style style:name="T6" style:family="text">
      <style:text-properties style:font-name="JetBrains Mono"/>
    </style:style>
    <style:style style:name="T7" style:family="text">
      <style:text-properties style:font-name="JetBrains Mono" fo:font-style="italic"/>
    </style:style>
    <style:style style:name="T8" style:family="text">
      <style:text-properties fo:color="#871094" style:font-name="JetBrains Mono"/>
    </style:style>
    <style:style style:name="T9" style:family="text">
      <style:text-properties fo:color="#871094" style:font-name="JetBrains Mono" fo:font-style="italic"/>
    </style:style>
    <style:style style:name="T10" style:family="text">
      <style:text-properties fo:color="#8c8c8c"/>
    </style:style>
    <style:style style:name="T11" style:family="text">
      <style:text-properties fo:color="#8c8c8c" style:font-name="JetBrains Mono" fo:font-style="italic"/>
    </style:style>
    <style:style style:name="T12" style:family="text">
      <style:text-properties fo:color="#1750eb" style:font-name="JetBrains Mono"/>
    </style:style>
    <style:style style:name="T13" style:family="text">
      <style:text-properties fo:color="#067d17" style:font-name="JetBrains Mono"/>
    </style:style>
    <style:style style:name="T14" style:family="text">
      <style:text-properties fo:color="#00627a" style:font-name="JetBrains Mono"/>
    </style:style>
    <style:style style:name="T15" style:family="text">
      <style:text-properties fo:color="#0037a6" style:font-name="JetBrains Mon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0_331420221"/><text:bookmark-end text:name="__DdeLink__0_331420221"/><text:span text:style-name="T1">import </text:span><text:span text:style-name="T3">java.io.</text:span>*;</text:p>
      <text:p text:style-name="P1"><text:span text:style-name="T1">import </text:span><text:span text:style-name="T3">java.net.Socket</text:span>;</text:p>
      <text:p text:style-name="P1"><text:span text:style-name="T1">import </text:span><text:span text:style-name="T3">java.util.ArrayList</text:span>;</text:p>
      <text:p text:style-name="P1"><text:span text:style-name="T1">import </text:span><text:span text:style-name="T3">java.util.Properties</text:span>;</text:p>
      <text:p text:style-name="P1"><text:span text:style-name="T1">import </text:span><text:span text:style-name="T3">java.util.Scanner</text:span>;</text:p>
      <text:p text:style-name="P1"><text:span text:style-name="T1">import static </text:span><text:span text:style-name="T3">java.lang.Math</text:span>.<text:span text:style-name="T5">toIntExact</text:span>;</text:p>
      <text:p text:style-name="P1"><text:span text:style-name="T1">public class </text:span><text:span text:style-name="T3">Client </text:span>{</text:p>
      <text:p text:style-name="P2"><text:s text:c="4"/><text:span text:style-name="T2">protected </text:span><text:span text:style-name="T4">Socket </text:span><text:span text:style-name="T8">clientSocket </text:span><text:span text:style-name="T6">= </text:span><text:span text:style-name="T2">null</text:span><text:span text:style-name="T6">;</text:span></text:p>
      <text:p text:style-name="P2"><text:s text:c="4"/><text:span text:style-name="T2">protected </text:span><text:span text:style-name="T4">DataOutputStream </text:span><text:span text:style-name="T8">dos </text:span><text:span text:style-name="T6">= </text:span><text:span text:style-name="T2">null</text:span><text:span text:style-name="T6">;</text:span><text:span text:style-name="T11">//выходной</text:span></text:p>
      <text:p text:style-name="P2"><text:span text:style-name="T10"><text:s text:c="4"/></text:span><text:span text:style-name="T2">protected </text:span><text:span text:style-name="T4">DataInputStream </text:span><text:span text:style-name="T8">dis </text:span><text:span text:style-name="T6">= </text:span><text:span text:style-name="T2">null</text:span><text:span text:style-name="T6">;</text:span><text:span text:style-name="T11">//входной поток</text:span></text:p>
      <text:p text:style-name="P2"><text:span text:style-name="T10"><text:s text:c="4"/></text:span><text:span text:style-name="T2">protected </text:span><text:span text:style-name="T4">String </text:span><text:span text:style-name="T8">address</text:span><text:span text:style-name="T6">;</text:span></text:p>
      <text:p text:style-name="P2"><text:s text:c="4"/><text:span text:style-name="T2">protected int </text:span><text:span text:style-name="T8">port</text:span><text:span text:style-name="T6">;</text:span></text:p>
      <text:p text:style-name="P2"><text:s text:c="4"/><text:span text:style-name="T2">protected int </text:span><text:span text:style-name="T8">startAt</text:span><text:span text:style-name="T6">=</text:span><text:span text:style-name="T12">0</text:span><text:span text:style-name="T6">;</text:span></text:p>
      <text:p text:style-name="P2"><text:s text:c="4"/><text:span text:style-name="T2">protected int </text:span><text:span text:style-name="T8">lastOperation </text:span><text:span text:style-name="T6">= </text:span><text:span text:style-name="T12">0</text:span><text:span text:style-name="T6">;</text:span></text:p>
      <text:p text:style-name="P2"><text:s text:c="4"/><text:span text:style-name="T2">protected long </text:span><text:span text:style-name="T8">fileSize</text:span><text:span text:style-name="T6">=</text:span><text:span text:style-name="T12">0</text:span><text:span text:style-name="T6">;</text:span></text:p>
      <text:p text:style-name="P2"><text:s text:c="4"/><text:span text:style-name="T2">protected </text:span><text:span text:style-name="T4">String </text:span><text:span text:style-name="T8">fileName </text:span><text:span text:style-name="T6">= </text:span><text:span text:style-name="T13">""</text:span><text:span text:style-name="T6">;</text:span></text:p>
      <text:p text:style-name="P2"><text:s text:c="4"/><text:span text:style-name="T2">public </text:span><text:span text:style-name="T14">Client</text:span><text:span text:style-name="T6">(</text:span><text:span text:style-name="T4">String </text:span><text:span text:style-name="T6">address, </text:span><text:span text:style-name="T2">int </text:span><text:span text:style-name="T6">port) {</text:span></text:p>
      <text:p text:style-name="P2"><text:s text:c="8"/><text:span text:style-name="T2">try </text:span><text:span text:style-name="T6">{</text:span></text:p>
      <text:p text:style-name="P2"><text:s text:c="12"/><text:span text:style-name="T8">clientSocket </text:span><text:span text:style-name="T6">= </text:span><text:span text:style-name="T2">new </text:span><text:span text:style-name="T6">Socket(address, port);</text:span></text:p>
      <text:p text:style-name="P2"><text:s text:c="12"/><text:span text:style-name="T2">this</text:span><text:span text:style-name="T6">.</text:span><text:span text:style-name="T8">port</text:span><text:span text:style-name="T6">=port;</text:span></text:p>
      <text:p text:style-name="P2"><text:s text:c="12"/><text:span text:style-name="T2">this</text:span><text:span text:style-name="T6">.</text:span><text:span text:style-name="T8">address</text:span><text:span text:style-name="T6">=address;</text:span></text:p>
      <text:p text:style-name="P2"><text:s text:c="12"/><text:span text:style-name="T2">this</text:span><text:span text:style-name="T6">.run();</text:span></text:p>
      <text:p text:style-name="P2"><text:s text:c="8"/><text:span text:style-name="T6">} </text:span><text:span text:style-name="T2">catch </text:span><text:span text:style-name="T6">(</text:span><text:span text:style-name="T4">Exception </text:span><text:span text:style-name="T6">x) {</text:span></text:p>
      <text:p text:style-name="P2"><text:s text:c="12"/><text:span text:style-name="T6">x.printStackTrace();</text:span></text:p>
      <text:p text:style-name="P2"><text:s text:c="8"/><text:span text:style-name="T6">}</text:span></text:p>
      <text:p text:style-name="P2"><text:s text:c="4"/><text:span text:style-name="T6">}</text:span></text:p>
      <text:p text:style-name="P2"><text:s text:c="4"/><text:span text:style-name="T2">public void </text:span><text:span text:style-name="T14">run</text:span><text:span text:style-name="T6">() {</text:span></text:p>
      <text:p text:style-name="P2"><text:s text:c="8"/><text:span text:style-name="T2">try </text:span><text:span text:style-name="T6">{</text:span></text:p>
      <text:p text:style-name="P2"><text:s text:c="12"/><text:span text:style-name="T8">dis </text:span><text:span text:style-name="T6">= </text:span><text:span text:style-name="T2">new </text:span><text:span text:style-name="T6">DataInputStream(</text:span><text:span text:style-name="T8">clientSocket</text:span><text:span text:style-name="T6">.getInputStream());</text:span></text:p>
      <text:p text:style-name="P2"><text:s text:c="12"/><text:span text:style-name="T8">dos </text:span><text:span text:style-name="T6">= </text:span><text:span text:style-name="T2">new </text:span><text:span text:style-name="T6">DataOutputStream(</text:span><text:span text:style-name="T8">clientSocket</text:span><text:span text:style-name="T6">.getOutputStream());</text:span></text:p>
      <text:p text:style-name="P2"><text:s text:c="12"/><text:span text:style-name="T2">while </text:span><text:span text:style-name="T6">(</text:span><text:span text:style-name="T2">true</text:span><text:span text:style-name="T6">) {</text:span></text:p>
      <text:p text:style-name="P2"><text:s text:c="16"/><text:span text:style-name="T2">this</text:span><text:span text:style-name="T6">.send();</text:span></text:p>
      <text:p text:style-name="P2"><text:s text:c="16"/><text:span text:style-name="T2">this</text:span><text:span text:style-name="T6">.get();</text:span></text:p>
      <text:p text:style-name="P2"><text:s text:c="16"/><text:span text:style-name="T11">// собственно эти потоки создаются только для того, чтобы постоянно получать сообщения</text:span></text:p>
      <text:p text:style-name="P2"><text:span text:style-name="T10"><text:s text:c="12"/></text:span><text:span text:style-name="T6">}</text:span></text:p>
      <text:p text:style-name="P2"><text:s text:c="8"/><text:span text:style-name="T6">} </text:span><text:span text:style-name="T2">catch </text:span><text:span text:style-name="T6">(</text:span><text:span text:style-name="T4">IOException </text:span><text:span text:style-name="T6">e) {</text:span></text:p>
      <text:p text:style-name="P2"><text:s text:c="12"/><text:span text:style-name="T6">e.printStackTrace();</text:span></text:p>
      <text:p text:style-name="P2"><text:s text:c="8"/><text:span text:style-name="T6">}</text:span></text:p>
      <text:p text:style-name="P2"><text:s text:c="4"/><text:span text:style-name="T6">}</text:span></text:p>
      <text:p text:style-name="P2"><text:s text:c="4"/><text:span text:style-name="T2">public void </text:span><text:span text:style-name="T14">get</text:span><text:span text:style-name="T6">() {</text:span></text:p>
      <text:p text:style-name="P2"><text:s text:c="8"/><text:span text:style-name="T2">try </text:span><text:span text:style-name="T6">{</text:span></text:p>
      <text:p text:style-name="P2"><text:s text:c="12"/><text:span text:style-name="T4">System</text:span><text:span text:style-name="T6">.</text:span><text:span text:style-name="T9">out</text:span><text:span text:style-name="T6">.println(</text:span><text:span text:style-name="T13">"waiting"</text:span><text:span text:style-name="T6">);</text:span></text:p>
      <text:p text:style-name="P2"><text:s text:c="12"/><text:span text:style-name="T4">String msg </text:span><text:span text:style-name="T6">= </text:span><text:span text:style-name="T8">dis</text:span><text:span text:style-name="T6">.readUTF();</text:span></text:p>
      <text:p text:style-name="P2"><text:s text:c="12"/><text:span text:style-name="T4">System</text:span><text:span text:style-name="T6">.</text:span><text:span text:style-name="T9">out</text:span><text:span text:style-name="T6">.println(</text:span><text:span text:style-name="T13">"Server:"</text:span><text:span text:style-name="T6">+</text:span><text:span text:style-name="T4">msg</text:span><text:span text:style-name="T6">);</text:span></text:p>
      <text:p text:style-name="P2"><text:s text:c="8"/><text:span text:style-name="T6">} </text:span><text:span text:style-name="T2">catch </text:span><text:span text:style-name="T6">(</text:span><text:span text:style-name="T4">Exception </text:span><text:span text:style-name="T6">x) {</text:span></text:p>
      <text:p text:style-name="P2"><text:s text:c="12"/><text:span text:style-name="T11">// x.printStackTrace();</text:span></text:p>
      <text:p text:style-name="P2"><text:span text:style-name="T10"><text:s text:c="8"/></text:span><text:span text:style-name="T6">}</text:span></text:p>
      <text:p text:style-name="P2"><text:s text:c="4"/><text:span text:style-name="T6">}</text:span></text:p>
      <text:p text:style-name="P2"><text:s text:c="4"/><text:span text:style-name="T2">public void </text:span><text:span text:style-name="T14">send</text:span><text:span text:style-name="T6">() {</text:span></text:p>
      <text:p text:style-name="P2"><text:s text:c="8"/><text:span text:style-name="T2">try </text:span><text:span text:style-name="T6">{</text:span></text:p>
      <text:p text:style-name="P2"><text:s text:c="12"/><text:span text:style-name="T4">System</text:span><text:span text:style-name="T6">.</text:span><text:span text:style-name="T9">out</text:span><text:span text:style-name="T6">.print(</text:span><text:span text:style-name="T13">"You&gt;"</text:span><text:span text:style-name="T6">);</text:span></text:p>
      <text:p text:style-name="P2"><text:s text:c="12"/><text:span text:style-name="T4">Scanner in </text:span><text:span text:style-name="T6">= </text:span><text:span text:style-name="T2">new </text:span><text:span text:style-name="T6">Scanner(</text:span><text:span text:style-name="T4">System</text:span><text:span text:style-name="T6">.</text:span><text:span text:style-name="T9">in</text:span><text:span text:style-name="T6">);</text:span></text:p>
      <text:p text:style-name="P2"><text:s text:c="12"/><text:span text:style-name="T4">String mes </text:span><text:span text:style-name="T6">= </text:span><text:span text:style-name="T4">in</text:span><text:span text:style-name="T6">.nextLine();</text:span></text:p>
      <text:p text:style-name="P2"><text:s text:c="12"/><text:span text:style-name="T4">String </text:span><text:span text:style-name="T6">cmd=</text:span><text:span text:style-name="T13">""</text:span><text:span text:style-name="T6">;</text:span></text:p>
      <text:p text:style-name="P2"><text:s text:c="12"/><text:span text:style-name="T2">if </text:span><text:span text:style-name="T6">(</text:span><text:span text:style-name="T4">mes</text:span><text:span text:style-name="T6">.endsWith(</text:span><text:span text:style-name="T13">"</text:span><text:span text:style-name="T15">\\</text:span><text:span text:style-name="T13">n"</text:span><text:span text:style-name="T6">)) cmd = </text:span><text:span text:style-name="T4">mes</text:span><text:span text:style-name="T6">.substring(</text:span><text:span text:style-name="T12">0</text:span><text:span text:style-name="T6">, </text:span><text:span text:style-name="T4">mes</text:span><text:span text:style-name="T6">.length() - </text:span><text:span text:style-name="T12">2</text:span><text:span text:style-name="T6">);</text:span></text:p>
      <text:p text:style-name="P2"><text:s text:c="12"/><text:span text:style-name="T2">if </text:span><text:span text:style-name="T6">(</text:span><text:span text:style-name="T4">mes</text:span><text:span text:style-name="T6">.endsWith(</text:span><text:span text:style-name="T13">"</text:span><text:span text:style-name="T15">\\</text:span><text:span text:style-name="T13">r</text:span><text:span text:style-name="T15">\\</text:span><text:span text:style-name="T13">n"</text:span><text:span text:style-name="T6">)) cmd = </text:span><text:span text:style-name="T4">mes</text:span><text:span text:style-name="T6">.substring(</text:span><text:span text:style-name="T12">0</text:span><text:span text:style-name="T6">, </text:span><text:span text:style-name="T4">mes</text:span><text:span text:style-name="T6">.length() - </text:span><text:span text:style-name="T12">4</text:span><text:span text:style-name="T6">);</text:span></text:p>
      <text:p text:style-name="P2"><text:s text:c="12"/><text:span text:style-name="T2">switch </text:span><text:span text:style-name="T6">(cmd){</text:span></text:p>
      <text:p text:style-name="P2"><text:s text:c="16"/><text:span text:style-name="T2">case </text:span><text:span text:style-name="T13">"download"</text:span><text:span text:style-name="T6">:{</text:span></text:p>
      <text:p text:style-name="P2"><text:soft-page-break/><text:s text:c="20"/><text:span text:style-name="T4">System</text:span><text:span text:style-name="T6">.</text:span><text:span text:style-name="T9">out</text:span><text:span text:style-name="T6">.print(</text:span><text:span text:style-name="T13">"Input file name:"</text:span><text:span text:style-name="T6">);</text:span></text:p>
      <text:p text:style-name="P2"><text:s text:c="20"/><text:span text:style-name="T4">String fileName </text:span><text:span text:style-name="T6">= </text:span><text:span text:style-name="T4">in</text:span><text:span text:style-name="T6">.nextLine();</text:span></text:p>
      <text:p text:style-name="P2"><text:s text:c="20"/><text:span text:style-name="T8">dos</text:span><text:span text:style-name="T6">.writeUTF(</text:span><text:span text:style-name="T4">fileName</text:span><text:span text:style-name="T6">+</text:span><text:span text:style-name="T13">" isFileExsist?</text:span><text:span text:style-name="T15">\\</text:span><text:span text:style-name="T13">n"</text:span><text:span text:style-name="T6">);</text:span></text:p>
      <text:p text:style-name="P2"><text:s text:c="20"/><text:span text:style-name="T4">Long ans </text:span><text:span text:style-name="T6">= </text:span><text:span text:style-name="T8">dis</text:span><text:span text:style-name="T6">.readLong();</text:span></text:p>
      <text:p text:style-name="P2"><text:s text:c="20"/><text:span text:style-name="T2">if </text:span><text:span text:style-name="T6">(</text:span><text:span text:style-name="T4">ans</text:span><text:span text:style-name="T6">!=-</text:span><text:span text:style-name="T12">1</text:span><text:span text:style-name="T6">){</text:span></text:p>
      <text:p text:style-name="P2"><text:s text:c="24"/><text:span text:style-name="T8">dos</text:span><text:span text:style-name="T6">.writeUTF(</text:span><text:span text:style-name="T4">fileName</text:span><text:span text:style-name="T6">+</text:span><text:span text:style-name="T13">" download</text:span><text:span text:style-name="T15">\\</text:span><text:span text:style-name="T13">n"</text:span><text:span text:style-name="T6">);</text:span></text:p>
      <text:p text:style-name="P2"><text:s text:c="24"/><text:span text:style-name="T4">FileTransmitter</text:span><text:span text:style-name="T6">.</text:span><text:span text:style-name="T7">requestDownload</text:span><text:span text:style-name="T6">(</text:span><text:span text:style-name="T8">dis</text:span><text:span text:style-name="T6">,</text:span><text:span text:style-name="T8">dos</text:span><text:span text:style-name="T6">,</text:span><text:span text:style-name="T12">0</text:span><text:span text:style-name="T6">,</text:span><text:span text:style-name="T4">fileName</text:span><text:span text:style-name="T6">,</text:span><text:span text:style-name="T4">ans</text:span><text:span text:style-name="T6">);</text:span></text:p>
      <text:p text:style-name="P2"><text:s text:c="24"/><text:span text:style-name="T2">while</text:span><text:span text:style-name="T6">(</text:span><text:span text:style-name="T8">dis</text:span><text:span text:style-name="T6">.available()&gt;</text:span><text:span text:style-name="T12">0</text:span><text:span text:style-name="T6">)</text:span><text:span text:style-name="T8">dis</text:span><text:span text:style-name="T6">.skipBytes(</text:span><text:span text:style-name="T12">1</text:span><text:span text:style-name="T6">);</text:span></text:p>
      <text:p text:style-name="P2"><text:s text:c="24"/><text:span text:style-name="T6">send();</text:span></text:p>
      <text:p text:style-name="P2"><text:s text:c="24"/><text:span text:style-name="T2">break</text:span><text:span text:style-name="T6">;</text:span></text:p>
      <text:p text:style-name="P2"><text:s text:c="20"/><text:span text:style-name="T6">}</text:span></text:p>
      <text:p text:style-name="P2"><text:s text:c="20"/><text:span text:style-name="T2">else </text:span><text:span text:style-name="T4">System</text:span><text:span text:style-name="T6">.</text:span><text:span text:style-name="T9">out</text:span><text:span text:style-name="T6">.println(</text:span><text:span text:style-name="T13">"No such file"</text:span><text:span text:style-name="T6">);</text:span></text:p>
      <text:p text:style-name="P2"><text:s text:c="20"/><text:span text:style-name="T6">send();</text:span></text:p>
      <text:p text:style-name="P2"><text:s text:c="20"/><text:span text:style-name="T2">break</text:span><text:span text:style-name="T6">;</text:span></text:p>
      <text:p text:style-name="P2"><text:s text:c="16"/><text:span text:style-name="T6">}</text:span></text:p>
      <text:p text:style-name="P2"><text:s text:c="16"/><text:span text:style-name="T2">case </text:span><text:span text:style-name="T13">"upload"</text:span><text:span text:style-name="T6">:{</text:span></text:p>
      <text:p text:style-name="P2"><text:s text:c="20"/><text:span text:style-name="T4">System</text:span><text:span text:style-name="T6">.</text:span><text:span text:style-name="T9">out</text:span><text:span text:style-name="T6">.print(</text:span><text:span text:style-name="T13">"Input file name:"</text:span><text:span text:style-name="T6">);</text:span></text:p>
      <text:p text:style-name="P2"><text:s text:c="20"/><text:span text:style-name="T2">this</text:span><text:span text:style-name="T6">.</text:span><text:span text:style-name="T8">fileName </text:span><text:span text:style-name="T6">= </text:span><text:span text:style-name="T4">in</text:span><text:span text:style-name="T6">.nextLine();</text:span></text:p>
      <text:p text:style-name="P2"><text:s text:c="20"/><text:span text:style-name="T2">this</text:span><text:span text:style-name="T6">.</text:span><text:span text:style-name="T8">fileSize </text:span><text:span text:style-name="T6">= cmd_checkFileExsist(</text:span><text:span text:style-name="T8">fileName</text:span><text:span text:style-name="T6">);</text:span></text:p>
      <text:p text:style-name="P2"><text:s text:c="20"/><text:span text:style-name="T2">this</text:span><text:span text:style-name="T6">.</text:span><text:span text:style-name="T8">startAt </text:span><text:span text:style-name="T6">= </text:span><text:span text:style-name="T12">0</text:span><text:span text:style-name="T6">;</text:span></text:p>
      <text:p text:style-name="P2"><text:s text:c="20"/><text:span text:style-name="T2">if</text:span><text:span text:style-name="T6">(</text:span><text:span text:style-name="T8">fileSize</text:span><text:span text:style-name="T6">!=-</text:span><text:span text:style-name="T12">1</text:span><text:span text:style-name="T6">){</text:span></text:p>
      <text:p text:style-name="P2"><text:s text:c="24"/><text:span text:style-name="T2">if</text:span><text:span text:style-name="T6">(cmd_upload()) </text:span><text:span text:style-name="T2">break</text:span><text:span text:style-name="T6">;</text:span></text:p>
      <text:p text:style-name="P2"><text:s text:c="25"/><text:span text:style-name="T2">else </text:span><text:span text:style-name="T6">{</text:span></text:p>
      <text:p text:style-name="P2"><text:s text:c="28"/><text:span text:style-name="T6">reconnect();</text:span></text:p>
      <text:p text:style-name="P2"><text:s text:c="28"/><text:span text:style-name="T6">askContinueDOwnloading();</text:span></text:p>
      <text:p text:style-name="P2"><text:s text:c="24"/><text:span text:style-name="T6">}</text:span></text:p>
      <text:p text:style-name="P2"><text:s text:c="20"/><text:span text:style-name="T6">}</text:span></text:p>
      <text:p text:style-name="P2"><text:s text:c="20"/><text:span text:style-name="T2">else break</text:span><text:span text:style-name="T6">;</text:span></text:p>
      <text:p text:style-name="P2"><text:s text:c="16"/><text:span text:style-name="T6">}</text:span></text:p>
      <text:p text:style-name="P2"><text:s text:c="16"/><text:span text:style-name="T2">default</text:span><text:span text:style-name="T6">: {</text:span></text:p>
      <text:p text:style-name="P2"><text:s text:c="20"/><text:span text:style-name="T8">dos</text:span><text:span text:style-name="T6">.writeUTF(</text:span><text:span text:style-name="T13">" "</text:span><text:span text:style-name="T6">+</text:span><text:span text:style-name="T4">mes</text:span><text:span text:style-name="T6">);</text:span></text:p>
      <text:p text:style-name="P2"><text:s text:c="16"/><text:span text:style-name="T6">}</text:span></text:p>
      <text:p text:style-name="P2"><text:s text:c="12"/><text:span text:style-name="T6">}</text:span></text:p>
      <text:p text:style-name="P2"><text:s text:c="8"/><text:span text:style-name="T6">} </text:span><text:span text:style-name="T2">catch </text:span><text:span text:style-name="T6">(</text:span><text:span text:style-name="T4">Exception </text:span><text:span text:style-name="T6">x) {</text:span></text:p>
      <text:p text:style-name="P2"><text:s text:c="12"/><text:span text:style-name="T6">x.printStackTrace();</text:span></text:p>
      <text:p text:style-name="P2"><text:s text:c="8"/><text:span text:style-name="T6">}</text:span></text:p>
      <text:p text:style-name="P2"><text:s text:c="4"/><text:span text:style-name="T6">}</text:span></text:p>
      <text:p text:style-name="P2"><text:s text:c="4"/><text:span text:style-name="T2">private boolean </text:span><text:span text:style-name="T14">cmd_upload</text:span><text:span text:style-name="T6">() </text:span><text:span text:style-name="T2">throws </text:span><text:span text:style-name="T4">IOException </text:span><text:span text:style-name="T6">{</text:span></text:p>
      <text:p text:style-name="P2"><text:s text:c="8"/><text:span text:style-name="T2">int </text:span><text:span text:style-name="T4">answer</text:span><text:span text:style-name="T6">;</text:span></text:p>
      <text:p text:style-name="P2"><text:s text:c="8"/><text:span text:style-name="T8">dos</text:span><text:span text:style-name="T6">.writeUTF(</text:span><text:span text:style-name="T2">this</text:span><text:span text:style-name="T6">.</text:span><text:span text:style-name="T8">fileName</text:span><text:span text:style-name="T6">+ </text:span><text:span text:style-name="T13">" upload</text:span><text:span text:style-name="T15">\\</text:span><text:span text:style-name="T13">n"</text:span><text:span text:style-name="T6">);</text:span></text:p>
      <text:p text:style-name="P2"><text:s text:c="8"/><text:span text:style-name="T8">dos</text:span><text:span text:style-name="T6">.writeLong(</text:span><text:span text:style-name="T2">this</text:span><text:span text:style-name="T6">.</text:span><text:span text:style-name="T8">fileSize</text:span><text:span text:style-name="T6">);</text:span></text:p>
      <text:p text:style-name="P2"><text:s text:c="8"/><text:span text:style-name="T8">dos</text:span><text:span text:style-name="T6">.writeInt(</text:span><text:span text:style-name="T8">startAt</text:span><text:span text:style-name="T6">);</text:span></text:p>
      <text:p text:style-name="P2"><text:s text:c="8"/><text:span text:style-name="T4">answer</text:span><text:span text:style-name="T6">= </text:span><text:span text:style-name="T4">FileTransmitter</text:span><text:span text:style-name="T6">.</text:span><text:span text:style-name="T7">requestUpload</text:span><text:span text:style-name="T6">(</text:span><text:span text:style-name="T8">dis</text:span><text:span text:style-name="T6">,</text:span><text:span text:style-name="T8">dos</text:span><text:span text:style-name="T6">,</text:span><text:span text:style-name="T2">this</text:span><text:span text:style-name="T6">.</text:span><text:span text:style-name="T8">startAt</text:span><text:span text:style-name="T6">,</text:span><text:span text:style-name="T2">this</text:span><text:span text:style-name="T6">.</text:span><text:span text:style-name="T8">fileName</text:span><text:span text:style-name="T6">);</text:span></text:p>
      <text:p text:style-name="P2"><text:s text:c="8"/><text:span text:style-name="T2">if </text:span><text:span text:style-name="T6">(</text:span><text:span text:style-name="T4">answer</text:span><text:span text:style-name="T6">==-</text:span><text:span text:style-name="T12">1</text:span><text:span text:style-name="T6">) {</text:span></text:p>
      <text:p text:style-name="P2"><text:s text:c="12"/><text:span text:style-name="T2">return true</text:span><text:span text:style-name="T6">;</text:span></text:p>
      <text:p text:style-name="P2"><text:s text:c="8"/><text:span text:style-name="T6">}</text:span></text:p>
      <text:p text:style-name="P2"><text:s text:c="8"/><text:span text:style-name="T2">else</text:span><text:span text:style-name="T6">{</text:span></text:p>
      <text:p text:style-name="P2"><text:s text:c="12"/><text:span text:style-name="T2">this</text:span><text:span text:style-name="T6">.</text:span><text:span text:style-name="T8">startAt</text:span><text:span text:style-name="T6">=</text:span><text:span text:style-name="T4">answer</text:span><text:span text:style-name="T6">;</text:span></text:p>
      <text:p text:style-name="P2"><text:s text:c="12"/><text:span text:style-name="T2">this</text:span><text:span text:style-name="T6">.</text:span><text:span text:style-name="T8">lastOperation </text:span><text:span text:style-name="T6">= -</text:span><text:span text:style-name="T12">1</text:span><text:span text:style-name="T6">;</text:span></text:p>
      <text:p text:style-name="P2"><text:s text:c="12"/><text:span text:style-name="T2">return false</text:span><text:span text:style-name="T6">;</text:span></text:p>
      <text:p text:style-name="P2"><text:s text:c="8"/><text:span text:style-name="T6">}</text:span></text:p>
      <text:p text:style-name="P2"><text:s text:c="4"/><text:span text:style-name="T6">}</text:span></text:p>
      <text:p text:style-name="P2"><text:s text:c="4"/><text:span text:style-name="T2">private long </text:span><text:span text:style-name="T14">cmd_checkFileExsist</text:span><text:span text:style-name="T6">(</text:span><text:span text:style-name="T4">String </text:span><text:span text:style-name="T6">filename)</text:span></text:p>
      <text:p text:style-name="P2"><text:s text:c="4"/><text:span text:style-name="T6">{</text:span></text:p>
      <text:p text:style-name="P2"><text:s text:c="8"/><text:span text:style-name="T4">File file </text:span><text:span text:style-name="T6">= </text:span><text:span text:style-name="T2">new </text:span><text:span text:style-name="T6">File(filename);</text:span></text:p>
      <text:p text:style-name="P2"><text:s text:c="8"/><text:span text:style-name="T2">if </text:span><text:span text:style-name="T6">(!filename.trim().isEmpty() &amp;&amp; </text:span><text:span text:style-name="T4">file</text:span><text:span text:style-name="T6">.exists())</text:span></text:p>
      <text:p text:style-name="P2"><text:s text:c="8"/><text:span text:style-name="T6">{</text:span></text:p>
      <text:p text:style-name="P2"><text:s text:c="12"/><text:span text:style-name="T4">System</text:span><text:span text:style-name="T6">.</text:span><text:span text:style-name="T9">out</text:span><text:span text:style-name="T6">.println(</text:span><text:span text:style-name="T13">"file est"</text:span><text:span text:style-name="T6">);</text:span></text:p>
      <text:p text:style-name="P2"><text:s text:c="12"/><text:span text:style-name="T2">return </text:span><text:span text:style-name="T4">file</text:span><text:span text:style-name="T6">.length();</text:span></text:p>
      <text:p text:style-name="P2"><text:soft-page-break/><text:s text:c="8"/><text:span text:style-name="T6">}</text:span></text:p>
      <text:p text:style-name="P2"><text:s text:c="8"/><text:span text:style-name="T2">else</text:span><text:span text:style-name="T6">{</text:span></text:p>
      <text:p text:style-name="P2"><text:s text:c="12"/><text:span text:style-name="T4">System</text:span><text:span text:style-name="T6">.</text:span><text:span text:style-name="T9">out</text:span><text:span text:style-name="T6">.println(</text:span><text:span text:style-name="T13">"no such file"</text:span><text:span text:style-name="T6">);</text:span></text:p>
      <text:p text:style-name="P2"><text:s text:c="12"/><text:span text:style-name="T2">return </text:span><text:span text:style-name="T6">-</text:span><text:span text:style-name="T12">1</text:span><text:span text:style-name="T6">;</text:span></text:p>
      <text:p text:style-name="P2"><text:s text:c="8"/><text:span text:style-name="T6">}</text:span></text:p>
      <text:p text:style-name="P2"><text:s text:c="4"/><text:span text:style-name="T6">}</text:span></text:p>
      <text:p text:style-name="P2"><text:s text:c="4"/><text:span text:style-name="T2">private void </text:span><text:span text:style-name="T14">reconnect</text:span><text:span text:style-name="T6">() </text:span><text:span text:style-name="T2">throws </text:span><text:span text:style-name="T4">IOException</text:span><text:span text:style-name="T6">, </text:span><text:span text:style-name="T4">InterruptedException </text:span><text:span text:style-name="T6">{</text:span></text:p>
      <text:p text:style-name="P2"><text:s text:c="8"/><text:span text:style-name="T4">System</text:span><text:span text:style-name="T6">.</text:span><text:span text:style-name="T9">out</text:span><text:span text:style-name="T6">.println(</text:span><text:span text:style-name="T13">"Reconnectuing..."</text:span><text:span text:style-name="T6">);</text:span></text:p>
      <text:p text:style-name="P2"><text:s text:c="8"/><text:span text:style-name="T8">clientSocket </text:span><text:span text:style-name="T6">= </text:span><text:span text:style-name="T2">new </text:span><text:span text:style-name="T6">Socket(</text:span><text:span text:style-name="T2">this</text:span><text:span text:style-name="T6">.</text:span><text:span text:style-name="T8">address</text:span><text:span text:style-name="T6">, </text:span><text:span text:style-name="T2">this</text:span><text:span text:style-name="T6">.</text:span><text:span text:style-name="T8">port</text:span><text:span text:style-name="T6">);</text:span></text:p>
      <text:p text:style-name="P2"><text:s text:c="8"/><text:span text:style-name="T8">dis </text:span><text:span text:style-name="T6">= </text:span><text:span text:style-name="T2">new </text:span><text:span text:style-name="T6">DataInputStream(</text:span><text:span text:style-name="T8">clientSocket</text:span><text:span text:style-name="T6">.getInputStream());</text:span></text:p>
      <text:p text:style-name="P2"><text:s text:c="8"/><text:span text:style-name="T8">dos </text:span><text:span text:style-name="T6">= </text:span><text:span text:style-name="T2">new </text:span><text:span text:style-name="T6">DataOutputStream(</text:span><text:span text:style-name="T8">clientSocket</text:span><text:span text:style-name="T6">.getOutputStream());</text:span></text:p>
      <text:p text:style-name="P2"><text:s text:c="4"/><text:span text:style-name="T6">}</text:span></text:p>
      <text:p text:style-name="P2"><text:s text:c="4"/><text:span text:style-name="T2">private void </text:span><text:span text:style-name="T14">askContinueDOwnloading</text:span><text:span text:style-name="T6">() </text:span><text:span text:style-name="T2">throws </text:span><text:span text:style-name="T4">IOException </text:span><text:span text:style-name="T6">{</text:span></text:p>
      <text:p text:style-name="P2"><text:s text:c="8"/><text:span text:style-name="T4">Scanner in </text:span><text:span text:style-name="T6">= </text:span><text:span text:style-name="T2">new </text:span><text:span text:style-name="T6">Scanner(</text:span><text:span text:style-name="T4">System</text:span><text:span text:style-name="T6">.</text:span><text:span text:style-name="T9">in</text:span><text:span text:style-name="T6">);</text:span></text:p>
      <text:p text:style-name="P2"><text:s text:c="8"/><text:span text:style-name="T4">System</text:span><text:span text:style-name="T6">.</text:span><text:span text:style-name="T9">out</text:span><text:span text:style-name="T6">.println(</text:span><text:span text:style-name="T13">"Do you want to continue downloading?(y/n)"</text:span><text:span text:style-name="T6">);</text:span></text:p>
      <text:p text:style-name="P2"><text:s text:c="8"/><text:span text:style-name="T4">String ans </text:span><text:span text:style-name="T6">= </text:span><text:span text:style-name="T4">in</text:span><text:span text:style-name="T6">.nextLine();</text:span></text:p>
      <text:p text:style-name="P2"><text:s text:c="8"/><text:span text:style-name="T2">if</text:span><text:span text:style-name="T6">(</text:span><text:span text:style-name="T4">ans</text:span><text:span text:style-name="T6">.equals(</text:span><text:span text:style-name="T13">"y"</text:span><text:span text:style-name="T6">)||</text:span><text:span text:style-name="T4">ans</text:span><text:span text:style-name="T6">.equals(</text:span><text:span text:style-name="T13">"yes"</text:span><text:span text:style-name="T6">))</text:span></text:p>
      <text:p text:style-name="P2"><text:s text:c="8"/><text:span text:style-name="T6">{</text:span></text:p>
      <text:p text:style-name="P2"><text:s text:c="12"/><text:span text:style-name="T4">System</text:span><text:span text:style-name="T6">.</text:span><text:span text:style-name="T9">out</text:span><text:span text:style-name="T6">.println(</text:span><text:span text:style-name="T13">"check"</text:span><text:span text:style-name="T6">);</text:span></text:p>
      <text:p text:style-name="P2"><text:s text:c="12"/><text:span text:style-name="T2">if </text:span><text:span text:style-name="T6">(</text:span><text:span text:style-name="T8">lastOperation</text:span><text:span text:style-name="T6">==-</text:span><text:span text:style-name="T12">1</text:span><text:span text:style-name="T6">)</text:span></text:p>
      <text:p text:style-name="P2"><text:s text:c="12"/><text:span text:style-name="T6">{</text:span></text:p>
      <text:p text:style-name="P2"><text:s text:c="16"/><text:span text:style-name="T6">cmd_upload();</text:span></text:p>
      <text:p text:style-name="P2"><text:s text:c="12"/><text:span text:style-name="T6">}</text:span></text:p>
      <text:p text:style-name="P2"><text:s text:c="8"/><text:span text:style-name="T6">}</text:span></text:p>
      <text:p text:style-name="P2"><text:s text:c="4"/><text:span text:style-name="T6">}</text:span></text:p>
      <text:p text:style-name="P3">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00:43:36.018251418</meta:creation-date>
    <meta:editing-duration>PT32S</meta:editing-duration>
    <meta:editing-cycles>2</meta:editing-cycles>
    <meta:generator>LibreOffice/6.0.7.3$Linux_X86_64 LibreOffice_project/00m0$Build-3</meta:generator>
    <dc:date>2020-12-11T00:44:02.416537383</dc:date>
    <meta:document-statistic meta:table-count="0" meta:image-count="0" meta:object-count="0" meta:page-count="3" meta:paragraph-count="143" meta:word-count="359" meta:character-count="4786" meta:non-whitespace-character-count="3001"/>
  </office:meta>
</office:document-meta>
</file>